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as-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2T12:31:29.786000000</meta:creation-date>
    <dc:date>2019-11-12T12:32:37.162000000</dc:date>
    <meta:editing-duration>PT1M8S</meta:editing-duration>
    <meta:editing-cycles>1</meta:editing-cycles>
    <meta:document-statistic meta:table-count="0" meta:image-count="0" meta:object-count="1" meta:page-count="1" meta:paragraph-count="1" meta:word-count="0" meta:character-count="0" meta:non-whitespace-character-count="0"/>
    <meta:generator>LibreOfficeDev/6.4.0.0.alpha1$Windows_X86_64 LibreOffice_project/45c40f88e2aabfdeb8890ce7dcfd8c9a3d212e2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88cm" svg:y="3.702cm" style:legend-expansion="high" chart:style-name="ch2"/>
        <chart:plot-area chart:style-name="ch3" chart:data-source-has-labels="both" svg:x="0.319cm" svg:y="0.179cm" svg:width="13.15cm" svg:height="8.641cm">
          <chartooo:coordinate-region svg:x="0.796cm" svg:y="0.827cm" svg:width="12.051cm" svg:height="7.34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Dev/6.4.0.0.alpha1$Windows_X86_64 LibreOffice_project/45c40f88e2aabfdeb8890ce7dcfd8c9a3d212e2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